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yb14138</text:h>
      <text:h text:outline-level="2" text:style-name="Heading_2" text:is-list-header="true">Table structure for table cw_employee</text:h>
      <table:table table:name="cw_employee_structure">
        <table:table-column table:number-columns-repeated="4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employee_number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lephon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w_employee</text:h>
      <table:table table:name="cw_employee_structure">
        <table:table-column table:number-columns-repeated="7"/>
        <table:table-row>
          <table:table-cell office:value-type="string">
            <text:p>employee_numb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telephone</text:p>
          </table:table-cell>
          <table:table-cell office:value-type="string">
            <text:p>unit_number</text:p>
          </table:table-cell>
          <table:table-cell office:value-type="string">
            <text:p>zoning</text:p>
          </table:table-cell>
          <table:table-cell office:value-type="string">
            <text:p>are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anuel</text:p>
          </table:table-cell>
          <table:table-cell office:value-type="string">
            <text:p>49 Rottenrow East C10-4</text:p>
          </table:table-cell>
          <table:table-cell office:value-type="string">
            <text:p>+4407474283542</text:p>
          </table:table-cell>
          <table:table-cell office:value-type="float" office:value="7">
            <text:p>7</text:p>
          </table:table-cell>
          <table:table-cell office:value-type="string">
            <text:p>Distribution Center</text:p>
          </table:table-cell>
          <table:table-cell office:value-type="float" office:value="6330">
            <text:p>633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anuel</text:p>
          </table:table-cell>
          <table:table-cell office:value-type="string">
            <text:p>49 Rottenrow East C10-4</text:p>
          </table:table-cell>
          <table:table-cell office:value-type="string">
            <text:p>+4407474283542</text:p>
          </table:table-cell>
          <table:table-cell office:value-type="float" office:value="5">
            <text:p>5</text:p>
          </table:table-cell>
          <table:table-cell office:value-type="string">
            <text:p>Light Industry</text:p>
          </table:table-cell>
          <table:table-cell office:value-type="float" office:value="864">
            <text:p>864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anuel</text:p>
          </table:table-cell>
          <table:table-cell office:value-type="string">
            <text:p>49 Rottenrow East C10-4</text:p>
          </table:table-cell>
          <table:table-cell office:value-type="string">
            <text:p>+4407474283542</text:p>
          </table:table-cell>
          <table:table-cell office:value-type="float" office:value="10">
            <text:p>10</text:p>
          </table:table-cell>
          <table:table-cell office:value-type="string">
            <text:p>Hazardous Storage</text:p>
          </table:table-cell>
          <table:table-cell office:value-type="float" office:value="24411">
            <text:p>24411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anuel</text:p>
          </table:table-cell>
          <table:table-cell office:value-type="string">
            <text:p>49 Rottenrow East C10-4</text:p>
          </table:table-cell>
          <table:table-cell office:value-type="string">
            <text:p>+4407474283542</text:p>
          </table:table-cell>
          <table:table-cell office:value-type="float" office:value="2">
            <text:p>2</text:p>
          </table:table-cell>
          <table:table-cell office:value-type="string">
            <text:p>Light Industry</text:p>
          </table:table-cell>
          <table:table-cell office:value-type="float" office:value="5115">
            <text:p>5115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anuel</text:p>
          </table:table-cell>
          <table:table-cell office:value-type="string">
            <text:p>49 Rottenrow East C10-4</text:p>
          </table:table-cell>
          <table:table-cell office:value-type="string">
            <text:p>+4407474283542</text:p>
          </table:table-cell>
          <table:table-cell office:value-type="float" office:value="9">
            <text:p>9</text:p>
          </table:table-cell>
          <table:table-cell office:value-type="string">
            <text:p>Heavy Industry</text:p>
          </table:table-cell>
          <table:table-cell office:value-type="float" office:value="65589">
            <text:p>6558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47 Rottenrow East D9-1</text:p>
          </table:table-cell>
          <table:table-cell office:value-type="string">
            <text:p>+4407474553142</text:p>
          </table:table-cell>
          <table:table-cell office:value-type="float" office:value="1">
            <text:p>1</text:p>
          </table:table-cell>
          <table:table-cell office:value-type="string">
            <text:p>Distribution Center</text:p>
          </table:table-cell>
          <table:table-cell office:value-type="float" office:value="532">
            <text:p>53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47 Rottenrow East D9-1</text:p>
          </table:table-cell>
          <table:table-cell office:value-type="string">
            <text:p>+4407474553142</text:p>
          </table:table-cell>
          <table:table-cell office:value-type="float" office:value="8">
            <text:p>8</text:p>
          </table:table-cell>
          <table:table-cell office:value-type="string">
            <text:p>Hazardous Storage</text:p>
          </table:table-cell>
          <table:table-cell office:value-type="float" office:value="23163">
            <text:p>23163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laudio</text:p>
          </table:table-cell>
          <table:table-cell office:value-type="string">
            <text:p>47 Rottenrow East D9-1</text:p>
          </table:table-cell>
          <table:table-cell office:value-type="string">
            <text:p>+4407474897564</text:p>
          </table:table-cell>
          <table:table-cell office:value-type="float" office:value="3">
            <text:p>3</text:p>
          </table:table-cell>
          <table:table-cell office:value-type="string">
            <text:p>Hazardous Storage</text:p>
          </table:table-cell>
          <table:table-cell office:value-type="float" office:value="18550">
            <text:p>1855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laudio</text:p>
          </table:table-cell>
          <table:table-cell office:value-type="string">
            <text:p>47 Rottenrow East D9-1</text:p>
          </table:table-cell>
          <table:table-cell office:value-type="string">
            <text:p>+4407474897564</text:p>
          </table:table-cell>
          <table:table-cell office:value-type="float" office:value="6">
            <text:p>6</text:p>
          </table:table-cell>
          <table:table-cell office:value-type="string">
            <text:p>Light Industry</text:p>
          </table:table-cell>
          <table:table-cell office:value-type="float" office:value="7050">
            <text:p>705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deb1</meta:generator>
    <meta:initial-creator>phpMyAdmin 4.0.10deb1</meta:initial-creator>
    <meta:creation-date>2015-05-08T02:45:46</meta:creation-date>
  </office:meta>
</office:document-meta>
</file>